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28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0_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1_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2_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3_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4_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o total do algoritmo: 0.0035170900000001115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4-23T13:03:33.401613088</dc:date>
    <meta:editing-duration>PT1H25M36S</meta:editing-duration>
    <meta:editing-cycles>1</meta:editing-cycles>
    <meta:document-statistic meta:table-count="1" meta:cell-count="12" meta:object-count="0"/>
  </office:meta>
</office:document-meta>
</file>